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questObservationConventionTests.addsKeyValuesFor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questObservationConventionTests.shouldHaveContextu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ObservationConventionTests.supportsOnlyHttpRequests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erRequestObservationConventionTests.addsKeyValuesForExchangeWithPat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questObservationConventionTests.addsKeyValuesForError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RequestObservationConventionTests.addsKeyValuesForNotFound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erverRequestObservationConventionTests.addsKeyValuesForRedirec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RequestObservationConventionTests.shouldHaveDe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ObservationConventionTests.contextualNameShouldUsePathPatternWhe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